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5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hem</text:p>
          </table:table-cell>
          <table:table-cell table:style-name="ce1" office:value-type="string" calcext:value-type="string">
            <text:p>horizontal</text:p>
          </table:table-cell>
          <table:table-cell table:style-name="ce1" office:value-type="string" calcext:value-type="string">
            <text:p>identitie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295" calcext:value-type="float">
            <text:p>0.829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962" calcext:value-type="float">
            <text:p>0.996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7652" calcext:value-type="float">
            <text:p>0.7652</text:p>
          </table:table-cell>
        </table:table-row>
        <table:table-row table:style-name="ro1">
          <table:table-cell table:style-name="ce1" office:value-type="string" calcext:value-type="string">
            <text:p>These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.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7585" calcext:value-type="float">
            <text:p>0.7585</text:p>
          </table:table-cell>
          <table:table-cell office:value-type="string" calcext:value-type="string">
            <text:p>.</text:p>
          </table:table-cell>
          <table:table-cell office:value-type="float" office:value="0.9469" calcext:value-type="float">
            <text:p>0.946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9305" calcext:value-type="float">
            <text:p>0.9305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43" calcext:value-type="float">
            <text:p>0.7743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73" calcext:value-type="float">
            <text:p>0.773</text:p>
          </table:table-cell>
          <table:table-cell office:value-type="float" office:value="0.8937" calcext:value-type="float">
            <text:p>0.8937</text:p>
          </table:table-cell>
          <table:table-cell office:value-type="string" calcext:value-type="string">
            <text:p>.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9081" calcext:value-type="float">
            <text:p>0.9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ties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8235" calcext:value-type="float">
            <text:p>0.823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8487" calcext:value-type="float">
            <text:p>0.8487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8346" calcext:value-type="float">
            <text:p>0.834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186" calcext:value-type="float">
            <text:p>0.9186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9459" calcext:value-type="float">
            <text:p>0.9459</text:p>
          </table:table-cell>
          <table:table-cell office:value-type="string" calcext:value-type="string">
            <text:p>.</text:p>
          </table:table-cell>
          <table:table-cell office:value-type="float" office:value="0.846" calcext:value-type="float">
            <text:p>0.846</text:p>
          </table:table-cell>
          <table:table-cell office:value-type="float" office:value="0.9071" calcext:value-type="float">
            <text:p>0.9071</text:p>
          </table:table-cell>
          <table:table-cell office:value-type="float" office:value="1" calcext:value-type="float">
            <text:p>1</text:p>
          </table:table-cell>
          <table:table-cell office:value-type="float" office:value="0.9598" calcext:value-type="float">
            <text:p>0.9598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033" calcext:value-type="float">
            <text:p>0.903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563" calcext:value-type="float">
            <text:p>0.856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161" calcext:value-type="float">
            <text:p>0.9161</text:p>
          </table:table-cell>
          <table:table-cell office:value-type="float" office:value="1" calcext:value-type="float">
            <text:p>1</text:p>
          </table:table-cell>
          <table:table-cell office:value-type="float" office:value="0.9659" calcext:value-type="float">
            <text:p>0.965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0.8278" calcext:value-type="float">
            <text:p>0.8278</text:p>
          </table:table-cell>
          <table:table-cell office:value-type="float" office:value="1" calcext:value-type="float">
            <text:p>1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8535" calcext:value-type="float">
            <text:p>0.8535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851" calcext:value-type="float">
            <text:p>0.885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468" calcext:value-type="float">
            <text:p>0.946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626" calcext:value-type="float">
            <text:p>0.9626</text:p>
          </table:table-cell>
          <table:table-cell office:value-type="string" calcext:value-type="string">
            <text:p>.</text:p>
          </table:table-cell>
          <table:table-cell office:value-type="float" office:value="0.9425" calcext:value-type="float">
            <text:p>0.9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8389" calcext:value-type="float">
            <text:p>0.8389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9625" calcext:value-type="float">
            <text:p>0.9625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7933" calcext:value-type="float">
            <text:p>0.793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.</text:p>
          </table:table-cell>
          <table:table-cell office:value-type="float" office:value="0.7985" calcext:value-type="float">
            <text:p>0.7985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32" calcext:value-type="float">
            <text:p>0.8832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7718" calcext:value-type="float">
            <text:p>0.771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644" calcext:value-type="float">
            <text:p>0.764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638" calcext:value-type="float">
            <text:p>0.8638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801" calcext:value-type="float">
            <text:p>0.880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9249" calcext:value-type="float">
            <text:p>0.924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23" calcext:value-type="float">
            <text:p>0.9523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.</text:p>
          </table:table-cell>
          <table:table-cell office:value-type="float" office:value="0.7938" calcext:value-type="float">
            <text:p>0.7938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07" calcext:value-type="float">
            <text:p>0.880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6201" calcext:value-type="float">
            <text:p>0.6201</text:p>
          </table:table-cell>
          <table:table-cell office:value-type="string" calcext:value-type="string">
            <text:p>.</text:p>
          </table:table-cell>
          <table:table-cell office:value-type="float" office:value="0.6432" calcext:value-type="float">
            <text:p>0.643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191" calcext:value-type="float">
            <text:p>0.619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587" calcext:value-type="float">
            <text:p>0.7587</text:p>
          </table:table-cell>
        </table:table-row>
        <table:table-row table:style-name="ro1">
          <table:table-cell office:value-type="string" calcext:value-type="string">
            <text:p>discover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8206" calcext:value-type="float">
            <text:p>0.820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192" calcext:value-type="float">
            <text:p>0.8192</text:p>
          </table:table-cell>
          <table:table-cell office:value-type="float" office:value="1" calcext:value-type="float">
            <text:p>1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054" calcext:value-type="float">
            <text:p>0.9054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0.9174" calcext:value-type="float">
            <text:p>0.9174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832" calcext:value-type="float">
            <text:p>0.883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8653" calcext:value-type="float">
            <text:p>0.86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255" calcext:value-type="float">
            <text:p>0.9255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8404" calcext:value-type="float">
            <text:p>0.840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9" calcext:value-type="float">
            <text:p>0.879</text:p>
          </table:table-cell>
          <table:table-cell office:value-type="float" office:value="0.9051" calcext:value-type="float">
            <text:p>0.9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7837" calcext:value-type="float">
            <text:p>0.7837</text:p>
          </table:table-cell>
          <table:table-cell office:value-type="float" office:value="1" calcext:value-type="float">
            <text:p>1</text:p>
          </table:table-cell>
          <table:table-cell office:value-type="float" office:value="0.8991" calcext:value-type="float">
            <text:p>0.8991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0.8909" calcext:value-type="float">
            <text:p>0.890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9495" calcext:value-type="float">
            <text:p>0.949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608" calcext:value-type="float">
            <text:p>0.8608</text:p>
          </table:table-cell>
          <table:table-cell office:value-type="float" office:value="1" calcext:value-type="float">
            <text:p>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445" calcext:value-type="float">
            <text:p>0.8445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9408" calcext:value-type="float">
            <text:p>0.940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8602" calcext:value-type="float">
            <text:p>0.860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282" calcext:value-type="float">
            <text:p>0.8282</text:p>
          </table:table-cell>
          <table:table-cell office:value-type="float" office:value="1" calcext:value-type="float">
            <text:p>1</text:p>
          </table:table-cell>
          <table:table-cell office:value-type="float" office:value="0.7287" calcext:value-type="float">
            <text:p>0.7287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25" calcext:value-type="float">
            <text:p>0.925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181" calcext:value-type="float">
            <text:p>0.818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ers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077" calcext:value-type="float">
            <text:p>0.90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8716" calcext:value-type="float">
            <text:p>0.871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14" calcext:value-type="float">
            <text:p>0.914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7905" calcext:value-type="float">
            <text:p>0.7905</text:p>
          </table:table-cell>
        </table:table-row>
        <table:table-row table:style-name="ro1">
          <table:table-cell table:number-columns-repeated="11" office:value-type="string" calcext:value-type="string">
            <text:p>.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792" calcext:value-type="float">
            <text:p>0.8792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727" calcext:value-type="float">
            <text:p>0.872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798" calcext:value-type="float">
            <text:p>0.8798</text:p>
          </table:table-cell>
          <table:table-cell office:value-type="float" office:value="1" calcext:value-type="float">
            <text:p>1</text:p>
          </table:table-cell>
          <table:table-cell office:value-type="float" office:value="0.9843" calcext:value-type="float">
            <text:p>0.9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6:46.313128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7:03.415514424</dc:date>
    <meta:editing-duration>PT2M28S</meta:editing-duration>
    <meta:editing-cycles>2</meta:editing-cycles>
    <meta:generator>LibreOffice/6.4.7.2$Linux_X86_64 LibreOffice_project/40$Build-2</meta:generator>
    <meta:document-statistic meta:table-count="1" meta:cell-count="486" meta:object-count="0"/>
  </office:meta>
</office:document-meta>
</file>